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391" officeooo:paragraph-rsid="001a3391"/>
    </style:style>
    <style:style style:name="P2" style:family="paragraph" style:parent-style-name="Standard">
      <style:text-properties officeooo:rsid="001d532e" officeooo:paragraph-rsid="001d532e"/>
    </style:style>
    <style:style style:name="P3" style:family="paragraph" style:parent-style-name="Standard">
      <style:text-properties officeooo:rsid="001fbe39" officeooo:paragraph-rsid="001fbe39"/>
    </style:style>
    <style:style style:name="P4" style:family="paragraph" style:parent-style-name="Standard">
      <style:text-properties officeooo:rsid="00211508" officeooo:paragraph-rsid="00211508"/>
    </style:style>
    <style:style style:name="T1" style:family="text">
      <style:text-properties officeooo:rsid="001b1e03"/>
    </style:style>
    <style:style style:name="T2" style:family="text">
      <style:text-properties officeooo:rsid="001f04f1"/>
    </style:style>
    <style:style style:name="T3" style:family="text">
      <style:text-properties officeooo:rsid="00211508"/>
    </style:style>
    <style:style style:name="T4" style:family="text">
      <style:text-properties officeooo:rsid="0021f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</text:p>
      <text:p text:style-name="P1">mjn18</text:p>
      <text:p text:style-name="P1">Problem set 4 – adventures in “break” dancing.</text:p>
      <text:p text:style-name="P1"/>
      <text:p text:style-name="P1"/>
      <text:p text:style-name="P1">After exploring the inner workings of the IRB120 joint commander, (and somehow requiring a new install of ROS in the process), I made it my personal mission to inflict as much robotic pain on it as it has inflicted on me. <text:s/>And on a more official note, explore the limits of the controller and simulation environment. <text:s/>With those stated goals in mind, the robot was commanded to do the following:</text:p>
      <text:p text:style-name="P1"/>
      <text:p text:style-name="P1">An attempt was made to make the turret rotate continuous 360 degrees be <text:span text:style-name="T1">feeding it a command signal that linearly increased. <text:s/>This also tested how the controller deals with commanded angles that fall outside of 0 to 2*pi. <text:s/>This produced motion exactly as specified – a constant angular velocity circle.</text:span></text:p>
      <text:p text:style-name="P1"/>
      <text:p text:style-name="P2">A similar experiment was performed with the shoulder given a linearly decreasing <text:span text:style-name="T2">angle command, starting at 0. <text:s/>The robot had no trouble intersecting both itself and the ground plane. <text:s/>Interesting note: the simulation notices when the tool flange intersects the ground, but not any of the robot links. <text:s/></text:span></text:p>
      <text:p text:style-name="P2"/>
      <text:p text:style-name="P3">Just for fun, the next two joints were placed on sinusoidal trajectories, and the tool flange was passed the “spinning wheel of death” command (a constant angular velocity of <text:span text:style-name="T4">10 radians/second). <text:s/>This was executed flawlessly in simulation.</text:span></text:p>
      <text:p text:style-name="P3"/>
      <text:p text:style-name="P3"/>
      <text:p text:style-name="P4">Lessons learned from this project: It is probably in the best interest to place some si<text:span text:style-name="T4">m</text:span>ple safety guidelines in. <text:s/>Max/Min joint angles. <text:s/>Max joint speed. <text:s/><text:span text:style-name="T4">It might be dangerous/expensive to assume these measures already exist on the rob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1:22:43.820874613</meta:creation-date>
    <dc:date>2018-10-15T21:25:08.514187797</dc:date>
    <meta:editing-duration>PT1M10S</meta:editing-duration>
    <meta:editing-cycles>1</meta:editing-cycles>
    <meta:document-statistic meta:table-count="0" meta:image-count="0" meta:object-count="0" meta:page-count="1" meta:paragraph-count="8" meta:word-count="252" meta:character-count="1541" meta:non-whitespace-character-count="1283"/>
    <meta:generator>LibreOffice/5.1.6.2$Linux_X86_64 LibreOffice_project/10m0$Build-2</meta:generator>
  </office:meta>
</office:document-meta>
</file>